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al CF</text:p>
      <text:p text:style-name="P1"/>
      <text:p text:style-name="P4">Intro rapide</text:p>
      <text:p text:style-name="P2"><text:span text:style-name="T1">Raphaël</text:span> ou <text:span text:style-name="T1">Arthur</text:span></text:p>
      <text:p text:style-name="P1"><text:span text:style-name="T2"/></text:p>
      <text:p text:style-name="P4">Contenu</text:p>
      <text:p text:style-name="P2"><text:span text:style-name="T1">I] </text:span>A départager : Eléments algébriques </text:p>
      <text:p text:style-name="P2"><text:span text:style-name="T1"/></text:p>
      <text:p text:style-name="P2"><text:span text:style-name="T1">II] Thomas </text:span>: </text:p>
      <text:p text:style-name="P2"><text:tab/>résultant,</text:p>
      <text:p text:style-name="P2"><text:tab/>démo prop 6 </text:p>
      <text:p text:style-name="P2"><text:tab/>→ <text:span text:style-name="T1">Raph</text:span> et <text:span text:style-name="T1">Arthur </text:span>: annulSomme(u,v) et annulProduit(u,v)</text:p>
      <text:p text:style-name="P2"><text:tab/>démo prop 7</text:p>
      <text:p text:style-name="P2"><text:tab/>→ <text:span text:style-name="T1">Raph</text:span> et <text:span text:style-name="T1">Arthur </text:span>: annulInverse(u,v) et Exemple 2</text:p>
      <text:p text:style-name="P2"/>
      <text:p text:style-name="P3">III] <text:span text:style-name="T3">A départager</text:span></text:p>
      <text:p text:style-name="P3"><text:span text:style-name="T3"/></text:p>
      <text:p text:style-name="P3"><text:span text:style-name="T3"><text:tab/>→ </text:span>Raph<text:span text:style-name="T3"> et </text:span>Arthur <text:span text:style-name="T3">algorithme 1</text:span></text:p>
      <text:p text:style-name="P3"><text:span text:style-name="T3"/></text:p>
      <text:p text:style-name="P4">Conclusion ?</text:p>
      <text:p text:style-name="P4"/>
      <text:p text:style-name="P2">Théorie des résultants intéressante car on a vu plusieurs applications différentes en considérant les TD et ce projet. <text:line-break/>Ici applications aux polynômes minimaux et annulateurs d'éléments algébriques</text:p>
      <text:p text:style-name="P2">En TD on <text:s/>a vu … voir TD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4T17:30:51.15</meta:creation-date>
    <dc:date>2021-05-04T17:48:47.97</dc:date>
    <meta:editing-duration>PT17M42S</meta:editing-duration>
    <meta:editing-cycles>38</meta:editing-cycles>
    <meta:generator>OpenOffice/4.1.3$Win32 OpenOffice.org_project/413m1$Build-9783</meta:generator>
    <meta:document-statistic meta:table-count="0" meta:image-count="0" meta:object-count="0" meta:page-count="1" meta:paragraph-count="16" meta:word-count="87" meta:character-count="518"/>
  </office:meta>
</office:document-meta>
</file>